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/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  <table:table-cell table:style-name="ce2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PORTAL - MJ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RECALL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G-DRCI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5" office:value-type="string" calcext:value-type="string">
            <text:p>   SICAU</text:p>
          </table:table-cell>
          <table:table-cell table:style-name="ce15" office:value-type="string" calcext:value-type="string">
            <text:p>5 dias</text:p>
          </table:table-cell>
          <table:table-cell table:style-name="ce22"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7:55:13.545079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4-23T17:55:36.792637213</dc:date>
    <meta:editing-duration>P3DT7H34M58S</meta:editing-duration>
    <meta:editing-cycles>11</meta:editing-cycles>
    <meta:generator>LibreOffice/6.0.7.3$Linux_X86_64 LibreOffice_project/00m0$Build-3</meta:generator>
    <meta:document-statistic meta:table-count="1" meta:cell-count="205" meta:object-count="0"/>
  </office:meta>
</office:document-meta>
</file>